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1">Day1:</text:p>
      <text:p text:style-name="Standard"/>
      <text:p text:style-name="Standard">install VS CODE</text:p>
      <text:p text:style-name="Standard">setting VS CODE</text:p>
      <text:p text:style-name="Standard"/>
      <text:p text:style-name="Standard">install LIVE SERVER</text:p>
      <text:p text:style-name="Standard">install Prettier</text:p>
      <text:p text:style-name="Standard"/>
      <text:p text:style-name="Standard">in settings.json file </text:p>
      <text:p text:style-name="Standard">{</text:p>
      <text:p text:style-name="Standard"><text:s text:c="2"/>"workbench.colorTheme": "Default Light Modern",</text:p>
      <text:p text:style-name="Standard"><text:s text:c="2"/>"editor.fontSize": 22,</text:p>
      <text:p text:style-name="Standard"><text:s text:c="2"/>"debug.console.fontSize": 22,</text:p>
      <text:p text:style-name="Standard"><text:s text:c="2"/>"editor.formatOnSave": true,</text:p>
      <text:p text:style-name="Standard"><text:s text:c="2"/>"editor.defaultFormatter": "esbenp.prettier-vscode",</text:p>
      <text:p text:style-name="Standard"><text:s text:c="2"/>"editor.formatOnPaste": true,</text:p>
      <text:p text:style-name="Standard"><text:s text:c="2"/>"[javascript]": {</text:p>
      <text:p text:style-name="Standard"><text:s text:c="4"/>"editor.defaultFormatter": "esbenp.prettier-vscode"</text:p>
      <text:p text:style-name="Standard"><text:s text:c="2"/>}</text:p>
      <text:p text:style-name="Standard">}</text:p>
      <text:p text:style-name="Standard"/>
      <text:p text:style-name="Standard">emmet</text:p>
      <text:p text:style-name="Standard">What is emmet?</text:p>
      <text:p text:style-name="Standard">It allows us to speed us the workflow</text:p>
      <text:p text:style-name="Standard"/>
      <text:p text:style-name="Standard">example:</text:p>
      <text:p text:style-name="Standard">type:</text:p>
      <text:p text:style-name="Standard">h1.emmeth1 <text:s/>then press enter</text:p>
      <text:p text:style-name="Standard">&lt;h1 class="emmeth1"&gt;lorem5&lt;/h1&gt; #TYPE lorem5 then enter will give below dummy text</text:p>
      <text:p text:style-name="Standard">&lt;h1 class="emmeth1"&gt;Lorem ipsum dolor sit amet.&lt;/h1&gt;</text:p>
      <text:p text:style-name="Standard">emmet is already included as part of VS CODE</text:p>
      <text:p text:style-name="Standard"/>
      <text:p text:style-name="Standard"/>
      <text:p text:style-name="Standard"/>
      <text:p text:style-name="Standard">Adding javascript to our project</text:p>
      <text:p text:style-name="Standard"/>
      <text:p text:style-name="Standard">inline javascript:</text:p>
      <text:p text:style-name="Standard">&lt;button onclick="alert('Hello Orange CAT')"&gt;click me&lt;/button&gt;</text:p>
      <text:p text:style-name="Standard"><text:s/>Very redundant way,not recommended if there is a lot of data</text:p>
      <text:p text:style-name="Standard"/>
      <text:p text:style-name="Standard">internal javascript:</text:p>
      <text:p text:style-name="Standard"><text:s text:c="2"/>&lt;!-- internal Javascript --&gt;</text:p>
      <text:p text:style-name="Standard"><text:s text:c="4"/>&lt;!-- &lt;script&gt;</text:p>
      <text:p text:style-name="Standard"><text:s text:c="6"/>document.querySelectorAll(".btn").forEach((item) =&gt; {</text:p>
      <text:p text:style-name="Standard"><text:s text:c="8"/>item.addEventListener("click", () =&gt; {</text:p>
      <text:p text:style-name="Standard"><text:s text:c="10"/>alert("this is awesome");</text:p>
      <text:p text:style-name="Standard"><text:s text:c="8"/>});</text:p>
      <text:p text:style-name="Standard"><text:s text:c="6"/>});</text:p>
      <text:p text:style-name="Standard"><text:soft-page-break/><text:s text:c="4"/>&lt;/script&gt; --&gt;</text:p>
      <text:p text:style-name="Standard"><text:s text:c="3"/></text:p>
      <text:p text:style-name="Standard"/>
      <text:p text:style-name="Standard">external javascript:</text:p>
      <text:p text:style-name="Standard">Create a .js file then refer that file as source in the end of the html file</text:p>
      <text:p text:style-name="Standard">document.querySelectorAll(".btn").forEach((item) =&gt; {</text:p>
      <text:p text:style-name="Standard"><text:s text:c="2"/>item.addEventListener("click", () =&gt; {</text:p>
      <text:p text:style-name="Standard"><text:s text:c="4"/>alert("this is awesome");</text:p>
      <text:p text:style-name="Standard"><text:s text:c="2"/>});</text:p>
      <text:p text:style-name="Standard">});</text:p>
      <text:p text:style-name="Standard"><text:s/>&lt;script src="Day1.js"&gt;&lt;/script&gt;</text:p>
      <text:p text:style-name="Standard"><text:s/></text:p>
      <text:p text:style-name="Standard"/>
      <text:p text:style-name="Standard"><text:s/>Important Javascript Functions</text:p>
      <text:p text:style-name="Standard"/>
      <text:p text:style-name="Standard">It is very important to know what is happenning in our code at certain point of time</text:p>
      <text:p text:style-name="Standard">These three function return values from our code</text:p>
      <text:p text:style-name="Standard">document.write('Hello Orange Cat')</text:p>
      <text:p text:style-name="Standard">alert('Orange CAT)</text:p>
      <text:p text:style-name="Standard">console.log('Orange CAT')</text:p>
      <text:p text:style-name="Standard"/>
      <text:p text:style-name="Standard"/>
      <text:p text:style-name="Standard">Statement and Comments in JAVASCRIPT</text:p>
      <text:p text:style-name="Standard">//Statements -SET OF INTSTRUCTIONS</text:p>
      <text:p text:style-name="Standard">console.log('This is one statement');</text:p>
      <text:p text:style-name="Standard">we could have multiple statement in same line, but better to have it in different line.</text:p>
      <text:p text:style-name="Standard">console.log('This is one statement');console.log('This is one statement');console.log('This is one statement');</text:p>
      <text:p text:style-name="Standard">although prettier will automatically format it</text:p>
      <text:p text:style-name="Standard"/>
      <text:p text:style-name="Standard">Variables:</text:p>
      <text:p text:style-name="Standard"/>
      <text:p text:style-name="Standard">Most basic building block</text:p>
      <text:p text:style-name="Standard">store,access,modify ===value</text:p>
      <text:p text:style-name="Standard"/>
      <text:p text:style-name="Standard">let day1_name='Orange The Cat'</text:p>
      <text:p text:style-name="Standard"/>
      <text:p text:style-name="Standard">Assigning value later to the Variables</text:p>
      <text:p text:style-name="Standard">Modifying the existing value</text:p>
      <text:p text:style-name="Standard">let address,zip,state</text:p>
      <text:p text:style-name="Standard"/>
      <text:p text:style-name="Standard">good practice is to use camelCase or under_score if the name has multiple strings</text:p>
      <text:p text:style-name="Standard"/>
      <text:p text:style-name="Standard">Difference in const let and Var</text:p>
      <text:p text:style-name="Standard"/>
      <text:p text:style-name="Standard">var in function scope</text:p>
      <text:p text:style-name="Standard"/>
      <text:p text:style-name="Standard">block scope: let and const</text:p>
      <text:p text:style-name="Standard">const can not be reassigned</text:p>
      <text:p text:style-name="Standard">if we try to assign value to const we get </text:p>
      <text:p text:style-name="Standard">"Uncaught TypeError: Assignment to constant variable"</text:p>
      <text:p text:style-name="Standard"/>
      <text:p text:style-name="Standard"><text:soft-page-break/></text:p>
      <text:p text:style-name="Standard">Javascript is a loosely typed language</text:p>
      <text:p text:style-name="Standard">We dont have to declare the type of the variable in Javascript</text:p>
      <text:p text:style-name="Standard">based on the value of the variable the type of the variable will be decided</text:p>
      <text:p text:style-name="Standard"/>
      <text:p text:style-name="Standard">Also how mathematical operation work on Javascript</text:p>
      <text:p text:style-name="Standard">10/3</text:p>
      <text:p text:style-name="Standard">3.3333333333333335</text:p>
      <text:p text:style-name="Standard">10%3</text:p>
      <text:p text:style-name="Standard">1</text:p>
      <text:p text:style-name="Standard"/>
      <text:p text:style-name="Standard">% gives us remainder.</text:p>
      <text:p text:style-name="Standard"/>
      <text:p text:style-name="Standard">string + integer is string</text:p>
      <text:p text:style-name="Standard">2+'2'</text:p>
      <text:p text:style-name="Standard">'22'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2:55:52.205588097</meta:creation-date>
    <dc:date>2024-01-04T14:17:11.850868533</dc:date>
    <meta:editing-duration>PT1H8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88" meta:word-count="369" meta:character-count="2713" meta:non-whitespace-character-count="2346"/>
  </office:meta>
</office:document-meta>
</file>